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b175" officeooo:paragraph-rsid="000db175" style:font-size-asian="15.75pt" style:font-size-complex="18pt"/>
    </style:style>
    <style:style style:name="P3" style:family="paragraph" style:parent-style-name="Standard">
      <style:text-properties fo:font-size="18pt" officeooo:rsid="0010502f" officeooo:paragraph-rsid="0010502f" style:font-size-asian="15.75pt" style:font-size-complex="18pt"/>
    </style:style>
    <style:style style:name="P4" style:family="paragraph" style:parent-style-name="Standard">
      <style:text-properties fo:font-size="18pt" officeooo:rsid="00123054" officeooo:paragraph-rsid="00123054" style:font-size-asian="15.75pt" style:font-size-complex="18pt"/>
    </style:style>
    <style:style style:name="P5" style:family="paragraph" style:parent-style-name="Standard">
      <style:text-properties fo:font-size="18pt" officeooo:paragraph-rsid="0013ad5f" style:font-size-asian="15.75pt" style:font-size-complex="18pt"/>
    </style:style>
    <style:style style:name="P6" style:family="paragraph" style:parent-style-name="Standard">
      <style:text-properties fo:font-size="18pt" officeooo:rsid="001683cd" officeooo:paragraph-rsid="001683cd" style:font-size-asian="15.75pt" style:font-size-complex="18pt"/>
    </style:style>
    <style:style style:name="P7" style:family="paragraph" style:parent-style-name="Standard">
      <style:text-properties fo:font-size="18pt" officeooo:rsid="001db4ab" officeooo:paragraph-rsid="001db4ab" style:font-size-asian="15.75pt" style:font-size-complex="18pt"/>
    </style:style>
    <style:style style:name="P8" style:family="paragraph" style:parent-style-name="Standard">
      <style:text-properties fo:font-size="18pt" fo:font-weight="bold" officeooo:rsid="002227a2" officeooo:paragraph-rsid="002227a2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23f12d" officeooo:paragraph-rsid="0023f12d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Standard">
      <style:text-properties fo:font-size="18pt" officeooo:paragraph-rsid="000c8864" style:font-size-asian="18pt" style:font-size-complex="18pt"/>
    </style:style>
    <style:style style:name="P12" style:family="paragraph" style:parent-style-name="Standard">
      <style:text-properties fo:font-size="18pt" officeooo:rsid="000c8864" officeooo:paragraph-rsid="000c8864" style:font-size-asian="18pt" style:font-size-complex="18pt"/>
    </style:style>
    <style:style style:name="P13" style:family="paragraph" style:parent-style-name="Standard">
      <style:text-properties fo:font-size="18pt" officeooo:rsid="00192774" officeooo:paragraph-rsid="00192774" style:font-size-asian="18pt" style:font-size-complex="18pt"/>
    </style:style>
    <style:style style:name="P14" style:family="paragraph" style:parent-style-name="Standard">
      <style:text-properties fo:font-size="18pt" officeooo:paragraph-rsid="001b6172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color="#c9211e" fo:font-size="18pt" fo:font-weight="bold" officeooo:rsid="0007706e" officeooo:paragraph-rsid="0007706e" style:font-size-asian="15.75pt" style:font-weight-asian="bold" style:font-size-complex="18pt" style:font-weight-complex="bold"/>
    </style:style>
    <style:style style:name="P16" style:family="paragraph" style:parent-style-name="Standard">
      <style:paragraph-properties style:line-height-at-least="0.635cm"/>
      <style:text-properties fo:color="#cccccc" style:font-name="Droid Sans Mono" fo:font-size="13.5pt" fo:font-weight="normal" officeooo:rsid="000b8be7" officeooo:paragraph-rsid="000b8be7" fo:background-color="#1f1f1f"/>
    </style:style>
    <style:style style:name="P17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>
      <style:text-properties officeooo:paragraph-rsid="002227a2"/>
    </style:style>
    <style:style style:name="T1" style:family="text">
      <style:text-properties fo:font-variant="normal" fo:text-transform="none" style:font-name="Inter" fo:font-size="12pt" fo:letter-spacing="normal" fo:font-style="normal" fo:font-weight="normal"/>
    </style:style>
    <style:style style:name="T2" style:family="text">
      <style:text-properties fo:font-variant="normal" fo:text-transform="none" fo:letter-spacing="normal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5.75pt" style:font-size-complex="18pt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unt and for each</text:p>
      <text:p text:style-name="Standard"><text:span text:style-name="T5">A new configuration directory has been created at </text:span><text:span text:style-name="Source_20_Text"><text:span text:style-name="T5">/root/terraform-projects/project-shade</text:span></text:span><text:span text:style-name="T5">. Inspect it. How many files will be created by this configuration?</text:span></text:p>
      <text:p text:style-name="P10">resource "local_sensitive_file" "name" {</text:p>
      <text:p text:style-name="P10">filename = "/root/user-data"</text:p>
      <text:p text:style-name="P10">content = "password: S3cr3tP@ssw0rd"</text:p>
      <text:p text:style-name="P10"/>
      <text:p text:style-name="P10">}</text:p>
      <text:p text:style-name="P10">1</text:p>
      <text:p text:style-name="P16"/>
      <text:p text:style-name="Text_20_body"><text:span text:style-name="T5">Now add a </text:span><text:span text:style-name="Source_20_Text"><text:span text:style-name="T5">count </text:span></text:span><text:span text:style-name="T5">argument to create </text:span><text:span text:style-name="Source_20_Text"><text:span text:style-name="T5">3 </text:span></text:span><text:span text:style-name="T5">instances of this resource.</text:span></text:p>
      <text:p text:style-name="Text_20_body"><text:span text:style-name="T5">When ready, run </text:span><text:span text:style-name="Source_20_Text"><text:span text:style-name="T5">terraform init, plan and apply</text:span></text:span></text:p>
      <text:p text:style-name="P12">Improvised code:</text:p>
      <text:p text:style-name="P11">resource "local_sensitive_file" "name" {</text:p>
      <text:p text:style-name="P11">filename = "/root/user-data"</text:p>
      <text:p text:style-name="P11">content = "password: <text:a xlink:type="simple" xlink:href="mailto:S3cr3tP@ssw0rd" text:style-name="Internet_20_link" text:visited-style-name="Visited_20_Internet_20_Link">S3cr3tP@ssw0rd</text:a>"</text:p>
      <text:p text:style-name="P12">count = 3</text:p>
      <text:p text:style-name="P12">}</text:p>
      <text:p text:style-name="P2">terraform init, terraform plan and terraform apply commands ran successfully.</text:p>
      <text:p text:style-name="P2"/>
      <text:p text:style-name="Standard"><text:span text:style-name="T5">The resource </text:span><text:span text:style-name="Source_20_Text"><text:span text:style-name="T5">local_sensitive_file.name </text:span></text:span><text:span text:style-name="T5">is now created as:</text:span></text:p>
      <text:p text:style-name="P3">list</text:p>
      <text:p text:style-name="P3"/>
      <text:p text:style-name="Standard"><text:span text:style-name="T5">What is the </text:span><text:span text:style-name="Source_20_Text"><text:span text:style-name="T5">id </text:span></text:span><text:span text:style-name="T5">for the resource element at index </text:span><text:span text:style-name="Source_20_Text"><text:span text:style-name="T5">1</text:span></text:span><text:span text:style-name="T5">?</text:span></text:p>
      <text:p text:style-name="P4">Terraform show command gives below output:</text:p>
      <text:p text:style-name="P1">b90c7e58c1fd82cf9cbe3ddfea5a78edbc9555254a9fff9e"</text:p>
      <text:p text:style-name="P1"><text:s text:c="4"/>directory_permission = "0700"</text:p>
      <text:p text:style-name="P1"><text:s text:c="4"/>file_permission <text:s text:c="5"/>= "0700"</text:p>
      <text:p text:style-name="P1"><text:s text:c="4"/>filename <text:s text:c="12"/>= "/root/user-data"</text:p>
      <text:p text:style-name="P1"><text:soft-page-break/><text:s text:c="4"/>id <text:s text:c="18"/>= "6b32344cb73c40d126d99ce62309878befca64ce"</text:p>
      <text:p text:style-name="P1">}</text:p>
      <text:p text:style-name="P1"/>
      <text:p text:style-name="P5">6b32344cb73c40d126d99ce62309878befca64ce</text:p>
      <text:p text:style-name="P1"/>
      <text:p text:style-name="Standard"><text:span text:style-name="T5">How many files were actually created when </text:span><text:span text:style-name="Source_20_Text"><text:span text:style-name="T5">apply </text:span></text:span><text:span text:style-name="T5">was run?</text:span></text:p>
      <text:p text:style-name="P6">1</text:p>
      <text:p text:style-name="P6"/>
      <text:p text:style-name="Standard"><text:span text:style-name="T5">We have now created a </text:span><text:span text:style-name="Source_20_Text"><text:span text:style-name="T5">variables.tf </text:span></text:span><text:span text:style-name="T5">file in the same configuration directory. Update the </text:span><text:span text:style-name="Source_20_Text"><text:span text:style-name="T5">main.tf </text:span></text:span><text:span text:style-name="T5">file to make use of the list type variable defined for the </text:span><text:span text:style-name="Source_20_Text"><text:span text:style-name="T5">filename </text:span></text:span><text:span text:style-name="T5">argument.<text:line-break/>Use count to loop through all the elements of this list and do not use hard-coded values.</text:span></text:p>
      <text:p text:style-name="P13">Improvised code:</text:p>
      <text:p text:style-name="P10">resource "local_sensitive_file" "name" {</text:p>
      <text:p text:style-name="P10">filename = var.users[count.index]</text:p>
      <text:p text:style-name="P10">content = var.content</text:p>
      <text:p text:style-name="P10">count = length(var.users)</text:p>
      <text:p text:style-name="P10">}</text:p>
      <text:p text:style-name="P1"/>
      <text:p text:style-name="Text_20_body"><text:span text:style-name="T5">We have reverted back to the </text:span><text:span text:style-name="Source_20_Text"><text:span text:style-name="T5">old </text:span></text:span><text:span text:style-name="T5">configuration file and cleaned up the resources created so far.<text:line-break/>A variable called </text:span><text:span text:style-name="Source_20_Text"><text:span text:style-name="T5">users </text:span></text:span><text:span text:style-name="T5">now has default values added to it.</text:span></text:p>
      <text:p text:style-name="P17">What type of variable is it?</text:p>
      <text:p text:style-name="P1"/>
      <text:p text:style-name="P10">variable "users" {</text:p>
      <text:p text:style-name="P10">type = list(string)</text:p>
      <text:p text:style-name="P10">default = [ "/root/user10", "/root/user11", "/root/user12", "/root/user10"]</text:p>
      <text:p text:style-name="P10">}</text:p>
      <text:p text:style-name="P10">variable "content" {</text:p>
      <text:p text:style-name="P10"><text:soft-page-break/>default = "password: S3cr3tP@ssw0rd"</text:p>
      <text:p text:style-name="P10">}</text:p>
      <text:p text:style-name="P14">list(string)</text:p>
      <text:p text:style-name="P1"/>
      <text:p text:style-name="P1"/>
      <text:p text:style-name="Standard"><text:span text:style-name="T5">Can the same elements in this </text:span><text:span text:style-name="Source_20_Text"><text:span text:style-name="T5">list </text:span></text:span><text:span text:style-name="T5">be used as it is for a </text:span><text:span text:style-name="Source_20_Text"><text:span text:style-name="T5">set </text:span></text:span><text:span text:style-name="T5">instead?</text:span></text:p>
      <text:p text:style-name="P7">No, Duplication is not allowed</text:p>
      <text:p text:style-name="P1"/>
      <text:p text:style-name="Text_20_body"><text:span text:style-name="T5">Let's do the same exercise as before but this time we will make use of the </text:span><text:span text:style-name="Source_20_Text"><text:span text:style-name="T5">for_each </text:span></text:span><text:span text:style-name="T5">meta argument to create the files in this configuration.<text:line-break/>Just like before don't use any hard-coded values.<text:line-break/>Use </text:span><text:span text:style-name="Source_20_Text"><text:span text:style-name="T5">for_each </text:span></text:span><text:span text:style-name="T5">to loop through the list type variable called </text:span><text:span text:style-name="Source_20_Text"><text:span text:style-name="T5">users</text:span></text:span><text:span text:style-name="T5">.<text:line-break/>Use the variable called </text:span><text:span text:style-name="Source_20_Text"><text:span text:style-name="T5">content </text:span></text:span><text:span text:style-name="T5">as the value of the argument </text:span><text:span text:style-name="Source_20_Text"><text:span text:style-name="T5">content </text:span></text:span><text:span text:style-name="T5">within </text:span><text:span text:style-name="Source_20_Text"><text:span text:style-name="T5">main.tf</text:span></text:span><text:span text:style-name="T5">.</text:span></text:p>
      <text:p text:style-name="P18"><text:span text:style-name="T5">When ready, run </text:span><text:span text:style-name="Source_20_Text"><text:span text:style-name="T5">terraform init, plan and apply.</text:span></text:span></text:p>
      <text:p text:style-name="P1"/>
      <text:p text:style-name="P8"/>
      <text:p text:style-name="P8"/>
      <text:p text:style-name="P8">The resource is now created, what is its name?</text:p>
      <text:p text:style-name="P1"/>
      <text:p text:style-name="P9"/>
      <text:p text:style-name="P9"/>
      <text:p text:style-name="P9">What is the id of the created resource?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0:38:05.694836268</meta:creation-date>
    <dc:date>2024-04-24T10:52:40.928465332</dc:date>
    <meta:editing-duration>PT14M18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3" meta:paragraph-count="52" meta:word-count="359" meta:character-count="2414" meta:non-whitespace-character-count="2056"/>
  </office:meta>
</office:document-meta>
</file>